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8">
      <style:table-cell-properties fo:border="0.06pt solid #000000"/>
    </style:style>
    <style:style style:name="ce3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7.131cm" svg:y="5.747cm">
            <draw:object draw:notify-on-update-of-ranges="Лист1.A1:Лист1.A1 Лист1.A2:Лист1.A9 Лист1.B1:Лист1.B1 Лист1.B2:Лист1.B9 Лист1.C1:Лист1.C1 Лист1.C2:Лист1.C9 Лист1.D1:Лист1.D1 Лист1.D2:Лист1.D9 Лист1.E1:Лист1.E1 Лист1.E2:Лист1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office:value-type="string">
            <text:p>Theory</text:p>
          </table:table-cell>
          <table:table-cell table:style-name="ce1" office:value-type="string">
            <text:p>Deviation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499500">
            <text:p>499500</text:p>
          </table:table-cell>
          <table:table-cell office:value-type="float" office:value="999000">
            <text:p>999000</text:p>
          </table:table-cell>
          <table:table-cell office:value-type="float" office:value="1000000">
            <text:p>1000000</text:p>
          </table:table-cell>
          <table:table-cell table:formula="of:=[.D2]/[.E2]" office:value-type="float" office:value="0.999">
            <text:p>0,999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999000">
            <text:p>1999000</text:p>
          </table:table-cell>
          <table:table-cell office:value-type="float" office:value="3998000">
            <text:p>3998000</text:p>
          </table:table-cell>
          <table:table-cell office:value-type="float" office:value="4000000">
            <text:p>4000000</text:p>
          </table:table-cell>
          <table:table-cell table:formula="of:=[.D3]/[.E3]" office:value-type="float" office:value="0.9995">
            <text:p>1,000</text:p>
          </table:table-cell>
          <table:table-cell/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4498500">
            <text:p>4498500</text:p>
          </table:table-cell>
          <table:table-cell office:value-type="float" office:value="8997000">
            <text:p>8997000</text:p>
          </table:table-cell>
          <table:table-cell office:value-type="float" office:value="9000000">
            <text:p>9000000</text:p>
          </table:table-cell>
          <table:table-cell table:formula="of:=[.D4]/[.E4]" office:value-type="float" office:value="0.999666666666667">
            <text:p>1,000</text:p>
          </table:table-cell>
          <table:table-cell/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7998000">
            <text:p>7998000</text:p>
          </table:table-cell>
          <table:table-cell office:value-type="float" office:value="15996000">
            <text:p>15996000</text:p>
          </table:table-cell>
          <table:table-cell office:value-type="float" office:value="16000000">
            <text:p>16000000</text:p>
          </table:table-cell>
          <table:table-cell table:formula="of:=[.D5]/[.E5]" office:value-type="float" office:value="0.99975">
            <text:p>1,000</text:p>
          </table:table-cell>
          <table:table-cell/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12497500">
            <text:p>12497500</text:p>
          </table:table-cell>
          <table:table-cell office:value-type="float" office:value="24995000">
            <text:p>24995000</text:p>
          </table:table-cell>
          <table:table-cell office:value-type="float" office:value="25000000">
            <text:p>25000000</text:p>
          </table:table-cell>
          <table:table-cell table:formula="of:=[.D6]/[.E6]" office:value-type="float" office:value="0.9998">
            <text:p>1,000</text:p>
          </table:table-cell>
          <table:table-cell/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17997000">
            <text:p>17997000</text:p>
          </table:table-cell>
          <table:table-cell office:value-type="float" office:value="35994000">
            <text:p>35994000</text:p>
          </table:table-cell>
          <table:table-cell office:value-type="float" office:value="36000000">
            <text:p>36000000</text:p>
          </table:table-cell>
          <table:table-cell table:formula="of:=[.D7]/[.E7]" office:value-type="float" office:value="0.999833333333333">
            <text:p>1,000</text:p>
          </table:table-cell>
          <table:table-cell table:style-name="ce3"/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24496500">
            <text:p>24496500</text:p>
          </table:table-cell>
          <table:table-cell office:value-type="float" office:value="48993000">
            <text:p>48993000</text:p>
          </table:table-cell>
          <table:table-cell office:value-type="float" office:value="49000000">
            <text:p>49000000</text:p>
          </table:table-cell>
          <table:table-cell table:formula="of:=[.D8]/[.E8]" office:value-type="float" office:value="0.999857142857143">
            <text:p>1,000</text:p>
          </table:table-cell>
          <table:table-cell/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31996000">
            <text:p>31996000</text:p>
          </table:table-cell>
          <table:table-cell office:value-type="float" office:value="63992000">
            <text:p>63992000</text:p>
          </table:table-cell>
          <table:table-cell office:value-type="float" office:value="64000000">
            <text:p>64000000</text:p>
          </table:table-cell>
          <table:table-cell table:formula="of:=[.D9]/[.E9]" office:value-type="float" office:value="0.999875">
            <text:p>1,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09:18:50</dc:date>
    <meta:generator>LibreOffice/3.5$Linux_x86 LibreOffice_project/350m1$Build-2</meta:generator>
    <meta:editing-duration>PT55M</meta:editing-duration>
    <meta:editing-cycles>2</meta:editing-cycles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76cm" svg:y="0.316cm" chart:style-name="ch2">
          <text:p>Сортировка пузырьком, худший случай</text:p>
        </chart:title>
        <chart:legend chart:legend-position="end" svg:x="12.797cm" svg:y="3.454cm" style:legend-expansion="high" chart:style-name="ch3"/>
        <chart:plot-area chart:style-name="ch4" table:cell-range-address="Лист1.A1:Лист1.E9" chart:data-source-has-labels="both" svg:x="0.77cm" svg:y="1.635cm" svg:width="11.388cm" svg:height="6.765cm">
          <chartooo:coordinate-region svg:x="2.503cm" svg:y="1.835cm" svg:width="9.283cm" svg:height="5.918cm"/>
          <chart:axis chart:dimension="x" chart:name="primary-x" chart:style-name="ch5" chartooo:axis-type="auto">
            <chartooo:date-scale/>
            <chart:categories table:cell-range-address="Лист1.A2:Лист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" chart:label-cell-address="Лист1.B1:Лист1.B1" chart:class="chart:line">
            <chart:data-point chart:repeated="8"/>
          </chart:series>
          <chart:series chart:style-name="ch8" chart:values-cell-range-address="Лист1.C2:Лист1.C9" chart:label-cell-address="Лист1.C1:Лист1.C1" chart:class="chart:line">
            <chart:data-point chart:repeated="8"/>
          </chart:series>
          <chart:series chart:style-name="ch9" chart:values-cell-range-address="Лист1.D2:Лист1.D9" chart:label-cell-address="Лист1.D1:Лист1.D1" chart:class="chart:line">
            <chart:data-point chart:repeated="8"/>
          </chart:series>
          <chart:series chart:style-name="ch7" chart:values-cell-range-address="Лист1.E2:Лист1.E9" chart:label-cell-address="Лист1.E1:Лист1.E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  <draw:g>
                  <svg:desc>Лист1.B1:Лист1.B1</svg:desc>
                </draw:g>
              </table:table-cell>
              <table:table-cell office:value-type="string">
                <text:p>Exch.</text:p>
                <draw:g>
                  <svg:desc>Лист1.C1:Лист1.C1</svg:desc>
                </draw:g>
              </table:table-cell>
              <table:table-cell office:value-type="string">
                <text:p>Total</text:p>
                <draw:g>
                  <svg:desc>Лист1.D1:Лист1.D1</svg:desc>
                </draw:g>
              </table:table-cell>
              <table:table-cell office:value-type="string">
                <text:p>Theory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Лист1.A2:Лист1.A9</svg:desc>
                </draw:g>
              </table:table-cell>
              <table:table-cell office:value-type="float" office:value="499500">
                <text:p>499500</text:p>
                <draw:g>
                  <svg:desc>Лист1.B2:Лист1.B9</svg:desc>
                </draw:g>
              </table:table-cell>
              <table:table-cell office:value-type="float" office:value="499500">
                <text:p>499500</text:p>
                <draw:g>
                  <svg:desc>Лист1.C2:Лист1.C9</svg:desc>
                </draw:g>
              </table:table-cell>
              <table:table-cell office:value-type="float" office:value="999000">
                <text:p>999000</text:p>
                <draw:g>
                  <svg:desc>Лист1.D2:Лист1.D9</svg:desc>
                </draw:g>
              </table:table-cell>
              <table:table-cell office:value-type="float" office:value="1000000">
                <text:p>1000000</text:p>
                <draw:g>
                  <svg:desc>Лист1.E2:Лист1.E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000">
                <text:p>1999000</text:p>
              </table:table-cell>
              <table:table-cell office:value-type="float" office:value="1999000">
                <text:p>1999000</text:p>
              </table:table-cell>
              <table:table-cell office:value-type="float" office:value="3998000">
                <text:p>3998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98500">
                <text:p>4498500</text:p>
              </table:table-cell>
              <table:table-cell office:value-type="float" office:value="4498500">
                <text:p>4498500</text:p>
              </table:table-cell>
              <table:table-cell office:value-type="float" office:value="8997000">
                <text:p>8997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998000">
                <text:p>7998000</text:p>
              </table:table-cell>
              <table:table-cell office:value-type="float" office:value="7998000">
                <text:p>7998000</text:p>
              </table:table-cell>
              <table:table-cell office:value-type="float" office:value="15996000">
                <text:p>15996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497500">
                <text:p>12497500</text:p>
              </table:table-cell>
              <table:table-cell office:value-type="float" office:value="12497500">
                <text:p>12497500</text:p>
              </table:table-cell>
              <table:table-cell office:value-type="float" office:value="24995000">
                <text:p>2499500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7997000">
                <text:p>17997000</text:p>
              </table:table-cell>
              <table:table-cell office:value-type="float" office:value="17997000">
                <text:p>17997000</text:p>
              </table:table-cell>
              <table:table-cell office:value-type="float" office:value="35994000">
                <text:p>35994000</text:p>
              </table:table-cell>
              <table:table-cell office:value-type="float" office:value="36000000">
                <text:p>360000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496500">
                <text:p>24496500</text:p>
              </table:table-cell>
              <table:table-cell office:value-type="float" office:value="24496500">
                <text:p>24496500</text:p>
              </table:table-cell>
              <table:table-cell office:value-type="float" office:value="48993000">
                <text:p>48993000</text:p>
              </table:table-cell>
              <table:table-cell office:value-type="float" office:value="49000000">
                <text:p>490000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996000">
                <text:p>31996000</text:p>
              </table:table-cell>
              <table:table-cell office:value-type="float" office:value="31996000">
                <text:p>31996000</text:p>
              </table:table-cell>
              <table:table-cell office:value-type="float" office:value="63992000">
                <text:p>63992000</text:p>
              </table:table-cell>
              <table:table-cell office:value-type="float" office:value="64000000">
                <text:p>64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